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c889f" officeooo:paragraph-rsid="001c889f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e9a66" officeooo:paragraph-rsid="001e9a66" style:font-size-asian="12.25pt" style:font-size-complex="14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20pt" officeooo:rsid="001c889f" officeooo:paragraph-rsid="001c889f" style:font-size-asian="20pt" style:font-size-complex="20pt"/>
    </style:style>
    <style:style style:name="P4" style:family="paragraph" style:parent-style-name="Standard" style:list-style-name="L2">
      <style:paragraph-properties fo:text-align="start" style:justify-single-word="false"/>
      <style:text-properties fo:font-size="20pt" officeooo:rsid="001c889f" officeooo:paragraph-rsid="001c889f" style:font-size-asian="20pt" style:font-size-complex="20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20pt" officeooo:rsid="00204aac" officeooo:paragraph-rsid="00204aac" style:font-size-asian="20pt" style:font-size-complex="20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20pt" officeooo:rsid="001e9a66" officeooo:paragraph-rsid="001e9a66" style:font-size-asian="17.5pt" style:font-size-complex="20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20pt" officeooo:rsid="0025f91e" officeooo:paragraph-rsid="0025f91e" style:font-size-asian="17.5pt" style:font-size-complex="20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5pt" officeooo:rsid="001c889f" officeooo:paragraph-rsid="001c889f" style:font-size-asian="13.1000003814697pt" style:font-size-complex="15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5pt" officeooo:rsid="001d55d4" officeooo:paragraph-rsid="001d55d4" style:font-size-asian="13.1000003814697pt" style:font-size-complex="15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5pt" officeooo:rsid="0025f91e" officeooo:paragraph-rsid="0025f91e" style:font-size-asian="13.1000003814697pt" style:font-size-complex="15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4pt" officeooo:rsid="001e9a66" officeooo:paragraph-rsid="001e9a66" style:font-size-asian="12.25pt" style:font-size-complex="14pt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4pt" officeooo:rsid="00204aac" officeooo:paragraph-rsid="00204aac" style:font-size-asian="12.25pt" style:font-size-complex="14pt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4pt" officeooo:rsid="0023355a" officeooo:paragraph-rsid="0023355a" style:font-size-asian="12.25pt" style:font-size-complex="14pt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4pt" officeooo:rsid="00211ff0" officeooo:paragraph-rsid="00211ff0" style:font-size-asian="12.25pt" style:font-size-complex="14pt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4pt" officeooo:rsid="0021bffc" officeooo:paragraph-rsid="0021bffc" style:font-size-asian="12.25pt" style:font-size-complex="14pt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4pt" officeooo:rsid="0025c7a3" officeooo:paragraph-rsid="0025c7a3" style:font-size-asian="12.25pt" style:font-size-complex="14pt"/>
    </style:style>
    <style:style style:name="T1" style:family="text">
      <style:text-properties fo:color="#c9211e"/>
    </style:style>
    <style:style style:name="T2" style:family="text">
      <style:text-properties officeooo:rsid="0021bffc"/>
    </style:style>
    <style:style style:name="T3" style:family="text">
      <style:text-properties officeooo:rsid="00224d1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ziennik aplikacji qt </text:p>
      <text:p text:style-name="P1"/>
      <text:list xml:id="list2832394762" text:style-name="L1">
        <text:list-item>
          <text:p text:style-name="P3"><text:span text:style-name="T1">15.04.23</text:span> <text:s/>na ten dzień działa:</text:p>
          <text:list>
            <text:list-header>
              <text:p text:style-name="P8">Komunikacja przez port szeregowy</text:p>
              <text:p text:style-name="P8">skonstruowane jest główne okno aplikacji.</text:p>
            </text:list-header>
            <text:list-item>
              <text:p text:style-name="P9">Stworzono działające rysowanie silosów, </text:p>
            </text:list-item>
            <text:list-item>
              <text:p text:style-name="P9">Dopracować wymiary i napisać wyświetlanie się parametrów.</text:p>
            </text:list-item>
          </text:list>
        </text:list-item>
        <text:list-item>
          <text:p text:style-name="P6">16.04 </text:p>
          <text:list>
            <text:list-item>
              <text:p text:style-name="P11">Planowanie wyglądu alarmów i projektowanie ikonek. </text:p>
            </text:list-item>
            <text:list-item>
              <text:p text:style-name="P11">Dodanie resourses w pliku pro i skonfigorwowanie proawidłowej ścieżki dla kompilaotra.</text:p>
            </text:list-item>
          </text:list>
        </text:list-item>
        <text:list-item>
          <text:p text:style-name="P5">21.04 </text:p>
          <text:list>
            <text:list-item>
              <text:p text:style-name="P12">Przepisanie dokmunetnacji do plików cpp</text:p>
            </text:list-item>
            <text:list-item>
              <text:p text:style-name="P13">uporządkowanie wyswieltania się ikonek w sekcji alarmy all_param</text:p>
            </text:list-item>
            <text:list-item>
              <text:p text:style-name="P14">przeniesienie rysowania <text:span text:style-name="T2">obrysu</text:span> silosa do klasy Silos_position</text:p>
            </text:list-item>
            <text:list-item>
              <text:p text:style-name="P15">Zaimplementowanie metod do rysowania wypelniani<text:span text:style-name="T3">a (silosy na pierwszej karice)</text:span></text:p>
            </text:list-item>
            <text:list-item>
              <text:p text:style-name="P13">Stworzenie nowej klasy All_param_draw</text:p>
              <text:list>
                <text:list-item>
                  <text:p text:style-name="P13">rysuje w niej wypełnienie </text:p>
                </text:list-item>
                <text:list-item>
                  <text:p text:style-name="P13">„wąsy”</text:p>
                </text:list-item>
                <text:list-item>
                  <text:p text:style-name="P13">ikonki temp i wilgotnosci</text:p>
                </text:list-item>
                <text:list-item>
                  <text:p text:style-name="P13">wartosci temp i wigotonsic</text:p>
                </text:list-item>
              </text:list>
            </text:list-item>
            <text:list-item>
              <text:p text:style-name="P16">Trzeba dopracować system przekazywania wartosći (wypełnienie w procentach , temperatury i wilgotności) bo metoda do rysowania jest virtulana i nie da się do niej przekazac tych parametrów. Jak na razie są na sztywno do testowania.</text:p>
            </text:list-item>
          </text:list>
        </text:list-item>
        <text:list-item>
          <text:p text:style-name="P7">27.04</text:p>
          <text:list>
            <text:list-item>
              <text:p text:style-name="P10">Stworzenie slotu w all param silos 1</text:p>
            </text:list-item>
            <text:list-item>
              <text:p text:style-name="P10">stworzenei klasy data, która przechwyje dane z portu szeregowego. Jest też argumetem dla klasy Main_window, aby przekazac tam te dane </text:p>
              <text:list>
                <text:list-header>
                  <text:p text:style-name="P13"/>
                </text:list-header>
              </text:list>
            </text:list-item>
          </text:list>
        </text:list-item>
      </text:list>
      <text:p text:style-name="P2"/>
      <text:p text:style-name="P2"/>
      <text:list xml:id="list1696529908" text:style-name="L2">
        <text:list-header>
          <text:p text:style-name="P4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5T16:26:03.640541214</meta:creation-date>
    <dc:date>2023-04-27T23:15:12.492135481</dc:date>
    <meta:editing-duration>PT1H53M31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1" meta:paragraph-count="24" meta:word-count="177" meta:character-count="1178" meta:non-whitespace-character-count="1037"/>
  </office:meta>
</office:document-meta>
</file>